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fcf7" officeooo:paragraph-rsid="0009fcf7"/>
    </style:style>
    <style:style style:name="P2" style:family="paragraph" style:parent-style-name="Standard">
      <style:text-properties fo:font-weight="bold" officeooo:rsid="0009fcf7" officeooo:paragraph-rsid="0009fcf7" style:font-weight-asian="bold" style:font-weight-complex="bold"/>
    </style:style>
    <style:style style:name="P3" style:family="paragraph" style:parent-style-name="Standard">
      <style:text-properties fo:font-weight="bold" officeooo:rsid="000b070b" officeooo:paragraph-rsid="000b070b" style:font-weight-asian="bold" style:font-weight-complex="bold"/>
    </style:style>
    <style:style style:name="P4" style:family="paragraph" style:parent-style-name="Standard">
      <style:text-properties fo:font-weight="normal" officeooo:rsid="000b070b" officeooo:paragraph-rsid="000b070b" style:font-weight-asian="normal" style:font-weight-complex="normal"/>
    </style:style>
    <style:style style:name="P5" style:family="paragraph" style:parent-style-name="Standard">
      <style:text-properties fo:font-weight="normal" officeooo:rsid="000b2355" officeooo:paragraph-rsid="000b2355" style:font-weight-asian="normal" style:font-weight-complex="normal"/>
    </style:style>
    <style:style style:name="P6" style:family="paragraph" style:parent-style-name="Standard">
      <style:text-properties officeooo:rsid="000ea6f0" officeooo:paragraph-rsid="000ea6f0"/>
    </style:style>
    <style:style style:name="P7" style:family="paragraph" style:parent-style-name="Text_20_body">
      <style:text-properties fo:font-weight="bold" officeooo:rsid="000b2355" officeooo:paragraph-rsid="000b2355" style:font-weight-asian="bold" style:font-weight-complex="bold"/>
    </style:style>
    <style:style style:name="P8" style:family="paragraph" style:parent-style-name="Text_20_body">
      <style:text-properties fo:font-weight="bold" officeooo:rsid="000b2355" officeooo:paragraph-rsid="000d7616" style:font-weight-asian="bold" style:font-weight-complex="bold"/>
    </style:style>
    <style:style style:name="P9" style:family="paragraph" style:parent-style-name="Text_20_body">
      <style:text-properties fo:font-weight="normal" officeooo:rsid="000ce5a0" officeooo:paragraph-rsid="000ce5a0" style:font-weight-asian="normal" style:font-weight-complex="normal"/>
    </style:style>
    <style:style style:name="P10" style:family="paragraph" style:parent-style-name="Text_20_body">
      <style:text-properties fo:font-weight="normal" officeooo:rsid="000ce5a0" officeooo:paragraph-rsid="000d7616" style:font-weight-asian="normal" style:font-weight-complex="normal"/>
    </style:style>
    <style:style style:name="P11" style:family="paragraph" style:parent-style-name="Text_20_body">
      <style:text-properties fo:font-weight="normal" officeooo:rsid="000d7616" officeooo:paragraph-rsid="000d7616" style:font-weight-asian="normal" style:font-weight-complex="normal"/>
    </style:style>
    <style:style style:name="P12" style:family="paragraph" style:parent-style-name="Text_20_body">
      <style:text-properties officeooo:rsid="000d7616" officeooo:paragraph-rsid="000d7616"/>
    </style:style>
    <style:style style:name="P13" style:family="paragraph" style:parent-style-name="Text_20_body">
      <style:text-properties officeooo:rsid="000ea6f0" officeooo:paragraph-rsid="000ea6f0"/>
    </style:style>
    <style:style style:name="P14" style:family="paragraph" style:parent-style-name="Text_20_body">
      <style:text-properties officeooo:rsid="000ee9fb" officeooo:paragraph-rsid="000ee9fb"/>
    </style:style>
    <style:style style:name="P15" style:family="paragraph" style:parent-style-name="Text_20_body">
      <style:text-properties officeooo:rsid="000ee9fb" officeooo:paragraph-rsid="000fa3bb"/>
    </style:style>
    <style:style style:name="P16" style:family="paragraph" style:parent-style-name="Text_20_body">
      <style:text-properties officeooo:rsid="000fa3bb" officeooo:paragraph-rsid="000fa3bb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5.9425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1217ef" officeooo:paragraph-rsid="001217ef"/>
    </style:style>
    <style:style style:name="P24" style:family="paragraph" style:parent-style-name="Text_20_body">
      <style:text-properties officeooo:paragraph-rsid="000fa3bb"/>
    </style:style>
    <style:style style:name="P25" style:family="paragraph" style:parent-style-name="Text_20_body">
      <style:text-properties officeooo:rsid="00128638" officeooo:paragraph-rsid="00128638"/>
    </style:style>
    <style:style style:name="P26" style:family="paragraph" style:parent-style-name="Text_20_body">
      <style:text-properties officeooo:paragraph-rsid="000b070b"/>
    </style:style>
    <style:style style:name="P27" style:family="paragraph" style:parent-style-name="Heading_20_2">
      <style:text-properties officeooo:paragraph-rsid="000b070b"/>
    </style:style>
    <style:style style:name="P28" style:family="paragraph" style:parent-style-name="Heading_20_1" style:list-style-name="">
      <style:text-properties officeooo:paragraph-rsid="000b070b"/>
    </style:style>
    <style:style style:name="P29" style:family="paragraph" style:parent-style-name="Heading_20_1">
      <style:paragraph-properties fo:break-before="page"/>
      <style:text-properties officeooo:paragraph-rsid="000b070b"/>
    </style:style>
    <style:style style:name="P30" style:family="paragraph" style:parent-style-name="Heading_20_3" style:list-style-name=""/>
    <style:style style:name="P31" style:family="paragraph" style:parent-style-name="Heading_20_3">
      <style:paragraph-properties fo:break-before="page"/>
    </style:style>
    <style:style style:name="T1" style:family="text">
      <style:text-properties officeooo:rsid="000b2355"/>
    </style:style>
    <style:style style:name="T2" style:family="text">
      <style:text-properties officeooo:rsid="000d7616"/>
    </style:style>
    <style:style style:name="T3" style:family="text">
      <style:text-properties officeooo:rsid="000ea6f0"/>
    </style:style>
    <style:style style:name="T4" style:family="text">
      <style:text-properties officeooo:rsid="000fa3b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109_1479813504" text:style-name="Index_20_Link" text:visited-style-name="Index_20_Link">Procesos<text:tab/>2</text:a></text:p>
          <text:p text:style-name="P18"><text:a xlink:type="simple" xlink:href="#__RefHeading___Toc111_1479813504" text:style-name="Index_20_Link" text:visited-style-name="Index_20_Link">Gestión de Proyecto<text:tab/>2</text:a></text:p>
          <text:p text:style-name="P19"><text:a xlink:type="simple" xlink:href="#__RefHeading___Toc241_1479813504" text:style-name="Index_20_Link" text:visited-style-name="Index_20_Link">Planeación del Proyecto<text:tab/>2</text:a></text:p>
          <text:p text:style-name="P20"><text:a xlink:type="simple" xlink:href="#__RefHeading___Toc239_1479813504" text:style-name="Index_20_Link" text:visited-style-name="Index_20_Link">Resultados de verificación<text:tab/>2</text:a></text:p>
          <text:p text:style-name="P21"><text:a xlink:type="simple" xlink:href="#__RefHeading___Toc230_1479813504" text:style-name="Index_20_Link" text:visited-style-name="Index_20_Link">Plan de proyecto<text:tab/>2</text:a></text:p>
          <text:p text:style-name="P22"><text:a xlink:type="simple" xlink:href="#__RefHeading___Toc113_1479813504" text:style-name="Index_20_Link" text:visited-style-name="Index_20_Link">Enunciado de trabajo<text:tab/>2</text:a></text:p>
          <text:p text:style-name="P22"><text:a xlink:type="simple" xlink:href="#__RefHeading___Toc223_1479813504" text:style-name="Index_20_Link" text:visited-style-name="Index_20_Link">Instrucciones de Entrega<text:tab/>2</text:a></text:p>
          <text:p text:style-name="P22"><text:a xlink:type="simple" xlink:href="#__RefHeading___Toc225_1479813504" text:style-name="Index_20_Link" text:visited-style-name="Index_20_Link">Tareas<text:tab/>3</text:a></text:p>
          <text:p text:style-name="P22"><text:a xlink:type="simple" xlink:href="#__RefHeading___Toc232_1479813504" text:style-name="Index_20_Link" text:visited-style-name="Index_20_Link">Identificación de riesgos del proyecto<text:tab/>3</text:a></text:p>
          <text:p text:style-name="P22"><text:a xlink:type="simple" xlink:href="#__RefHeading___Toc234_1479813504" text:style-name="Index_20_Link" text:visited-style-name="Index_20_Link">Estrategia de control de versiones<text:tab/>3</text:a></text:p>
          <text:p text:style-name="P22"><text:a xlink:type="simple" xlink:href="#__RefHeading___Toc227_1328476427" text:style-name="Index_20_Link" text:visited-style-name="Index_20_Link">Acta de Reunión<text:tab/>3</text:a></text:p>
          <text:p text:style-name="P19"><text:a xlink:type="simple" xlink:href="#__RefHeading___Toc243_1479813504" text:style-name="Index_20_Link" text:visited-style-name="Index_20_Link">Ejecución del Proyecto<text:tab/>3</text:a></text:p>
          <text:p text:style-name="P18"><text:a xlink:type="simple" xlink:href="#__RefHeading___Toc117_1479813504" text:style-name="Index_20_Link" text:visited-style-name="Index_20_Link">Implementación del Software<text:tab/>3</text:a></text:p>
        </text:index-body>
      </text:table-of-content>
      <text:h text:style-name="P28" text:outline-level="1"/>
      <text:h text:style-name="P29" text:outline-level="1"><text:bookmark-start text:name="__RefHeading___Toc109_1479813504"/>Procesos<text:bookmark-end text:name="__RefHeading___Toc109_1479813504"/></text:h>
      <text:h text:style-name="Heading_20_2" text:outline-level="2"><text:bookmark-start text:name="__RefHeading___Toc111_1479813504"/>Gestión de Proyecto<text:bookmark-end text:name="__RefHeading___Toc111_1479813504"/></text:h>
      <text:h text:style-name="Heading_20_3" text:outline-level="3"><text:bookmark-start text:name="__RefHeading___Toc241_1479813504"/>Planeación del Proyecto<text:bookmark-end text:name="__RefHeading___Toc241_1479813504"/></text:h>
      <text:h text:style-name="Heading_20_4" text:outline-level="4"><text:bookmark-start text:name="__RefHeading___Toc239_1479813504"/>Resultados de verificación<text:bookmark-end text:name="__RefHeading___Toc239_1479813504"/></text:h>
      <text:p text:style-name="P14">Validado por Gestor de proyecto (Bool)</text:p>
      <text:p text:style-name="P14">Validado por lider técnico (Bool)</text:p>
      <text:h text:style-name="Heading_20_5" text:outline-level="5"><text:bookmark-start text:name="__RefHeading___Toc230_1479813504"/>Plan de proyecto<text:bookmark-end text:name="__RefHeading___Toc230_1479813504"/></text:h>
      <text:p text:style-name="P13">Validado por Gestor de Proyecto (Bool)</text:p>
      <text:h text:style-name="Heading_20_6" text:outline-level="6"><text:bookmark-start text:name="__RefHeading___Toc113_1479813504"/>Enunciado de trabajo<text:bookmark-end text:name="__RefHeading___Toc113_1479813504"/></text:h>
      <text:p text:style-name="P2">Solo lo puede editar el cliente. Lleva la descrippción del producto.</text:p>
      <text:p text:style-name="P1"/>
      <text:p text:style-name="P1">Descripción del producto (Texto)</text:p>
      <text:p text:style-name="P1">Placeholder: Propósito y requisitos generales del cliente.</text:p>
      <text:p text:style-name="P1"/>
      <text:p text:style-name="P1">Alcance (Texto)</text:p>
      <text:p text:style-name="P1">Placeholder: Que sí y que no está incluído.</text:p>
      <text:p text:style-name="P1"/>
      <text:p text:style-name="P1">Objetivos del proyecto (Texto)</text:p>
      <text:p text:style-name="P1">Placeholder: </text:p>
      <text:p text:style-name="P1"/>
      <text:p text:style-name="P1">Entregables (Texto)</text:p>
      <text:p text:style-name="P1"/>
      <text:p text:style-name="P1">Enviado (Bool)</text:p>
      <text:p text:style-name="P1"/>
      <text:p text:style-name="P1">Validado por Gestor de Proyecto (Bool)</text:p>
      <text:p text:style-name="P1">Validado por Lider Técnico (Bool)</text:p>
      <text:p text:style-name="P1"/>
      <text:p text:style-name="P6">Solicitud de cambio (Bool)</text:p>
      <text:p text:style-name="P6">Descripción del cambio (Texto)</text:p>
      <text:p text:style-name="P1"/>
      <text:h text:style-name="Heading_20_6" text:outline-level="6"><text:bookmark-start text:name="__RefHeading___Toc223_1479813504"/>Instrucciones de Entrega<text:bookmark-end text:name="__RefHeading___Toc223_1479813504"/></text:h>
      <text:p text:style-name="P2">Lo pueden editar el Gestor de Proyecto y el Cliente, <text:span text:style-name="T1">el enunciado de trabajo de be estar validad y</text:span> <text:span text:style-name="T1">se debe mostrar en la pantalla.</text:span></text:p>
      <text:p text:style-name="P3"/>
      <text:p text:style-name="P4">Elementos requeridos para la liberación del producto (Texto)</text:p>
      <text:p text:style-name="P4">Placeholder: Hardware, software, documentación, etc…</text:p>
      <text:p text:style-name="P4"/>
      <text:p text:style-name="P4">Requisitos de entrega <text:span text:style-name="T1">(Chklist)</text:span></text:p>
      <text:p text:style-name="P5">Se pueden agregar y quitar elementos de la Chklist</text:p>
      <text:p text:style-name="P4"/>
      <text:h text:style-name="Heading_20_6" text:outline-level="6"><text:bookmark-start text:name="__RefHeading___Toc225_1479813504"/><text:soft-page-break/>Tareas<text:bookmark-end text:name="__RefHeading___Toc225_1479813504"/></text:h>
      <text:p text:style-name="P7">Lo pueden editar el Gestor de Proyecto y el lider técnico. El enunciado de trabajo debe mostrarse en pantalla. <text:span text:style-name="T2">El costo estimado se calculará en base a la duración estimada y el salario del Actor.</text:span></text:p>
      <text:p text:style-name="P9">Tarea (Texto)</text:p>
      <text:p text:style-name="P10">Duración estimada (<text:span text:style-name="T2">double</text:span>)</text:p>
      <text:p text:style-name="P11">Fecha de inicio (datetime)</text:p>
      <text:p text:style-name="P11">Recursos (Int)</text:p>
      <text:p text:style-name="P11">Persona (id)</text:p>
      <text:h text:style-name="Heading_20_6" text:outline-level="6"><text:bookmark-start text:name="__RefHeading___Toc232_1479813504"/>Identificación de riesgos del proyecto<text:bookmark-end text:name="__RefHeading___Toc232_1479813504"/></text:h>
      <text:p text:style-name="P8">Lo pueden editar el Gestor de Proyecto y el lider técnico.</text:p>
      <text:p text:style-name="P12">Riesgo (texto)</text:p>
      <text:p text:style-name="P12">Costo (double)</text:p>
      <text:h text:style-name="Heading_20_6" text:outline-level="6"><text:bookmark-start text:name="__RefHeading___Toc234_1479813504"/>Estrategia de control de <text:span text:style-name="T3">versiones</text:span><text:bookmark-end text:name="__RefHeading___Toc234_1479813504"/></text:h>
      <text:p text:style-name="Text_20_body"/>
      <text:h text:style-name="Heading_20_6" text:outline-level="6"><text:bookmark-start text:name="__RefHeading___Toc227_1328476427"/>Acta de Reunión<text:bookmark-end text:name="__RefHeading___Toc227_1328476427"/></text:h>
      <text:p text:style-name="P15">Validado por el Cliente (Bool)</text:p>
      <text:p text:style-name="P16">Propósito de la reunión</text:p>
      <text:p text:style-name="P16">asistentes</text:p>
      <text:p text:style-name="P16">Fecha</text:p>
      <text:p text:style-name="P16">Lugar (Text)</text:p>
      <text:p text:style-name="P16">Referencia a actas de reunión previas (Text)</text:p>
      <text:p text:style-name="P16">Cuestiones planteadas (Text)</text:p>
      <text:p text:style-name="P16">Asuntos abiertos (Text)</text:p>
      <text:p text:style-name="P16">Acuerdos (Text)</text:p>
      <text:p text:style-name="P24"><text:span text:style-name="T4">Próxima reunión (datetime)</text:span></text:p>
      <text:h text:style-name="P30" text:outline-level="3"/>
      <text:h text:style-name="P31" text:outline-level="3"><text:bookmark-start text:name="__RefHeading___Toc243_1479813504"/>Ejecución del Proyecto<text:bookmark-end text:name="__RefHeading___Toc243_1479813504"/></text:h>
      <text:h text:style-name="Heading_20_4" text:outline-level="4">Reporte de Avance</text:h>
      <text:p text:style-name="P23">Estado actual de las tareas vs tareas planeadas (texto)</text:p>
      <text:p text:style-name="P23">estado de los resultados reales vs metas establecidas (texto)</text:p>
      <text:p text:style-name="P23">estado de los recursos asignados vs recursos planeados (texto)</text:p>
      <text:p text:style-name="P23">estado de los costos reales vs presupuesto estimado (texto)</text:p>
      <text:p text:style-name="P23">estado del calendario real vs calendario planeado (texto)</text:p>
      <text:p text:style-name="P23">estado de los riesgos actuales vs identificados previamente (texto)</text:p>
      <text:p text:style-name="P23">registro de cualquier desviación de las tareas planeadas y su causa (texto)</text:p>
      <text:h text:style-name="Heading_20_5" text:outline-level="5">Acciones correctivas</text:h>
      <text:p text:style-name="P25">Identificación del problema inicial (texto)</text:p>
      <text:p text:style-name="P25">definición de una solución (texto)</text:p>
      <text:p text:style-name="P25">identificación de las acciones correctivas a tomar (texto)</text:p>
      <text:p text:style-name="P25">responsible de las acciones definidas (id)</text:p>
      <text:p text:style-name="P25">fecha de apertura (datetime)</text:p>
      <text:p text:style-name="P25">fecha de cierre esperado (datetime)</text:p>
      <text:p text:style-name="P25">completo (bool)</text:p>
      <text:h text:style-name="Heading_20_3" text:outline-level="3">Cierre del proyecto</text:h>
      <text:h text:style-name="Heading_20_4" text:outline-level="4">Acta de aceptación</text:h>
      <text:p text:style-name="P25">Registro de la recepción de la entrega (texto)</text:p>
      <text:p text:style-name="P25">fecha (datetime)</text:p>
      <text:p text:style-name="P25">elementos entregados (texto)</text:p>
      <text:p text:style-name="P25">verificación de los criterios de aceptación definidos por parte del cliente</text:p>
      <text:p text:style-name="P25">asuntos pendientes</text:p>
      <text:p text:style-name="P25">firma</text:p>
      <text:h text:style-name="P27" text:outline-level="2"><text:bookmark-start text:name="__RefHeading___Toc117_1479813504"/>Implementación del Software<text:bookmark-end text:name="__RefHeading___Toc117_1479813504"/></text:h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128638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32:36.620677306</meta:creation-date>
    <dc:date>2017-02-07T16:53:38.752676029</dc:date>
    <meta:editing-duration>PT26M49S</meta:editing-duration>
    <meta:editing-cycles>3</meta:editing-cycles>
    <meta:generator>LibreOffice/5.2.3.3$Linux_X86_64 LibreOffice_project/20$Build-3</meta:generator>
    <meta:document-statistic meta:table-count="0" meta:image-count="0" meta:object-count="0" meta:page-count="4" meta:paragraph-count="91" meta:word-count="454" meta:character-count="2992" meta:non-whitespace-character-count="2628"/>
  </office:meta>
</office:document-meta>
</file>